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ginHandler.getUserPrincipal( FlowControllerHandl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ginHandler.DefaultLoginHandl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oginHandler.logout( FlowControllerHandlerContext context , boolean invalidateS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LoginHandler.isUserInRole( FlowControllerHandlerContext context ,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LoginHandler.login( FlowControllerHandlerContext context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